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officeooo:rsid="0010d5b5" officeooo:paragraph-rsid="0010d5b5"/>
    </style:style>
    <style:style style:name="P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5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DD</text:p>
      <text:p text:style-name="P1"/>
      <text:p text:style-name="P1"><text:span text:style-name="T2">SITE</text:span></text:p>
      <text:p text:style-name="P1">Le nom du site</text:p>
      <text:p text:style-name="P1">Noms des restaurants</text:p>
      <text:p text:style-name="P1">Avis</text:p>
      <text:p text:style-name="P1">Description</text:p>
      <text:p text:style-name="P1">Bas de page (mentions légales, 'nous contacter',)</text:p>
      <text:p text:style-name="P1"/>
      <text:p text:style-name="P1"/>
      <text:p text:style-name="P1"><text:span text:style-name="T1">RESTAURANTS</text:span></text:p>
      <text:list xml:id="list483052392404091170" text:style-name="WWNum2">
        <text:list-item>
          <text:p text:style-name="P4">Noms des restaurants:</text:p>
        </text:list-item>
      </text:list>
      <text:p text:style-name="P1"><text:s text:c="6"/>- <text:s text:c="4"/>ville</text:p>
      <text:p text:style-name="P1"><text:s text:c="7"/>- code postal</text:p>
      <text:p text:style-name="P8"><text:s text:c="6"/>- <text:s text:c="3"/>adresse</text:p>
      <text:list xml:id="list9200099351123342393" text:style-name="WWNum4">
        <text:list-item>
          <text:p text:style-name="P5">n° de tél</text:p>
        </text:list-item>
        <text:list-item>
          <text:p text:style-name="P5">avis</text:p>
        </text:list-item>
        <text:list-item>
          <text:p text:style-name="P5">url</text:p>
        </text:list-item>
        <text:list-item>
          <text:p text:style-name="P5">description</text:p>
        </text:list-item>
        <text:list-item>
          <text:p text:style-name="P5">dates (création, ouverture ,mise à jour, posté…)</text:p>
        </text:list-item>
      </text:list>
      <text:p text:style-name="P1"/>
      <text:p text:style-name="P1"><text:span text:style-name="T1">AVIS</text:span></text:p>
      <text:list xml:id="list7532241314018212270" text:style-name="WWNum1">
        <text:list-item>
          <text:p text:style-name="P6">commentaires</text:p>
        </text:list-item>
        <text:list-item>
          <text:p text:style-name="P6">notes ( étoiles)</text:p>
        </text:list-item>
        <text:list-item>
          <text:p text:style-name="P6">clients</text:p>
        </text:list-item>
      </text:list>
      <text:p text:style-name="P2"/>
      <text:p text:style-name="P2"/>
      <text:p text:style-name="P1"><text:span text:style-name="T1">CLIENTS:</text:span></text:p>
      <text:list xml:id="list1262276024361379839" text:style-name="WWNum3">
        <text:list-item>
          <text:p text:style-name="P7">Noms / Prénoms</text:p>
        </text:list-item>
        <text:list-item>
          <text:p text:style-name="P7">Adresse mail</text:p>
        </text:list-item>
        <text:list-item>
          <text:p text:style-name="P7">N°de téléphone</text:p>
        </text:list-item>
        <text:list-item>
          <text:p text:style-name="P7">mot de passe</text:p>
        </text:list-item>
        <text:list-item>
          <text:p text:style-name="P7">date d’inscription</text:p>
        </text:list-item>
      </text:list>
      <text:p text:style-name="P1"/>
      <text:p text:style-name="P1"/>
      <text:p text:style-name="P1"/>
      <text:p text:style-name="P1"><text:span text:style-name="T1">CONFIG </text:span>(contact, mentions légal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4:19:03.549209093</dc:date>
    <dc:creator>Adeline </dc:creator>
    <meta:editing-duration>PT39S</meta:editing-duration>
    <meta:editing-cycles>1</meta:editing-cycles>
    <meta:document-statistic meta:table-count="0" meta:image-count="0" meta:object-count="0" meta:page-count="1" meta:paragraph-count="28" meta:word-count="79" meta:character-count="432" meta:non-whitespace-character-count="369"/>
    <meta:generator>LibreOffice/4.3.3.2$Linux_x86 LibreOffice_project/430m0$Build-2</meta:generator>
  </office:meta>
</office:document-meta>
</file>